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1EB0000252200001638FBA8A90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fik1" text:anchor-type="paragraph" svg:x="1.94cm" svg:y="1cm" svg:width="13.474cm" svg:height="9.082cm" draw:z-index="0"><draw:image xlink:href="Pictures/200001EB0000252200001638FBA8A908.svm" xlink:type="simple" xlink:show="embed" xlink:actuate="onLoad"/></draw:frame>Sterbefaelle in NUTS 2 Regionen</text:p>
      <text:p text:style-name="Standard"/>
      <text:p text:style-name="Standard"/>
      <text:p text:style-name="Standard">In dieser Graoh ist zu erkennen dass sich die Anzahl der Sterbefaelle in den Staedten Berlin, Wien, Stockholm, Zuerich, Luxemburg und Madrid von 2010 bis 2014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laden Vojnovic</meta:initial-creator>
    <meta:creation-date>2017-01-17T10:28:38.34</meta:creation-date>
    <meta:document-statistic meta:table-count="0" meta:image-count="1" meta:object-count="0" meta:page-count="1" meta:paragraph-count="2" meta:word-count="31" meta:character-count="191"/>
    <dc:date>2017-01-17T12:27:50.34</dc:date>
    <dc:creator>Mladen Vojnovic</dc:creator>
    <meta:editing-duration>PT1H44M1S</meta:editing-duration>
    <meta:editing-cycles>1</meta:editing-cycles>
    <meta:generator>OpenOffice/4.1.2$Win32 OpenOffice.org_project/412m3$Build-9782</meta:generator>
  </office:meta>
</office:document-meta>
</file>